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{object_date}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{company_name}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{company_options_dni_cli}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{company_options_ruccliente}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{object_options_dest}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{company_phone}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{object_options_estat_eco}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{object_options_consig1}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{object_options_dconsig1}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{object_options_cel_consig}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{object_options_consig2}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{object_options_dconsig2}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{object_date_delivery_planed}</text:p>
          </table:table-cell>
          <table:table-cell table:style-name="Tabla1.A8" office:value-type="string">
            <text:p text:style-name="P28"><text:span text:style-name="T9">{object_options_tipodoc}</text:span> </text:p>
          </table:table-cell>
          <table:table-cell table:style-name="Tabla1.A8" table:number-rows-spanned="3" office:value-type="string">
            <text:p text:style-name="P30">{myuser_lastname}</text:p>
          </table:table-cell>
          <table:table-cell table:style-name="Tabla1.A8" table:number-rows-spanned="3" office:value-type="string">
            <text:p text:style-name="P24">{object_options_tip_trans} </text:p>
          </table:table-cell>
          <table:table-cell table:style-name="Tabla1.A8" table:number-rows-spanned="3" office:value-type="string">
            <text:p text:style-name="P24">{object_options_pago_dest}</text:p>
          </table:table-cell>
          <table:table-cell table:style-name="Tabla1.A8" table:number-rows-spanned="3" table:number-columns-spanned="2" office:value-type="string">
            <text:p text:style-name="P13">{object_options_pag_econoflete}</text:p>
          </table:table-cell>
          <table:covered-table-cell/>
          <table:table-cell table:style-name="Tabla1.H8" table:number-rows-spanned="3" office:value-type="string">
            <text:p text:style-name="P13">{object_options_raz_soc}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{object_options_doc_a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[!-- BEGIN row.lines --]{line_fulldesc}</text:p>
          </table:table-cell>
          <table:table-cell table:style-name="Tableau1.A2" office:value-type="string">
            <text:p text:style-name="P7">{line_up}</text:p>
          </table:table-cell>
          <table:table-cell table:style-name="Tableau1.A2" office:value-type="string">
            <text:p text:style-name="P7">{line_qty}</text:p>
          </table:table-cell>
          <table:table-cell table:style-name="Tableau1.D2" office:value-type="string">
            <text:p text:style-name="P8">{line_price_ht}</text:p>
            <text:p text:style-name="P6">[!-- END row.lines --]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{object_total_ttc}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{object_options_raz_soc}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{object_payment_mode}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{object_options_bco}</text:p>
          </table:table-cell>
          <table:table-cell table:style-name="Tabla2.A3" office:value-type="string">
            <text:p text:style-name="P22">{object_options_fech_ope1}</text:p>
          </table:table-cell>
          <table:table-cell table:style-name="Tabla2.A3" office:value-type="string">
            <text:p text:style-name="P22">{object_options_nro_ope1}</text:p>
          </table:table-cell>
          <table:table-cell table:style-name="Tabla2.D3" office:value-type="string">
            <text:p text:style-name="P23">{object_options_dep_impo1}</text:p>
          </table:table-cell>
        </table:table-row>
        <table:table-row>
          <table:table-cell table:style-name="Tabla2.A4" office:value-type="string">
            <text:p text:style-name="P20">{object_options_bco}</text:p>
          </table:table-cell>
          <table:table-cell table:style-name="Tabla2.A4" office:value-type="string">
            <text:p text:style-name="P22">{object_options_fech_ope2}</text:p>
          </table:table-cell>
          <table:table-cell table:style-name="Tabla2.A4" office:value-type="string">
            <text:p text:style-name="P22">{object_options_nro_ope2}</text:p>
          </table:table-cell>
          <table:table-cell table:style-name="Tabla2.D4" office:value-type="string">
            <text:p text:style-name="P23">{object_options_dep_impo2}</text:p>
          </table:table-cell>
        </table:table-row>
        <table:table-row>
          <table:table-cell table:style-name="Tabla2.A4" office:value-type="string">
            <text:p text:style-name="P20">{object_options_bco}</text:p>
          </table:table-cell>
          <table:table-cell table:style-name="Tabla2.A4" office:value-type="string">
            <text:p text:style-name="P22">{object_options_fech_ope3}</text:p>
          </table:table-cell>
          <table:table-cell table:style-name="Tabla2.A4" office:value-type="string">
            <text:p text:style-name="P22">{object_options_nro_ope3}</text:p>
          </table:table-cell>
          <table:table-cell table:style-name="Tabla2.D4" office:value-type="string">
            <text:p text:style-name="P23">{object_options_dep_impo3}</text:p>
          </table:table-cell>
        </table:table-row>
        <table:table-row>
          <table:table-cell table:style-name="Tabla2.A4" office:value-type="string">
            <text:p text:style-name="P20">{object_options_bco}</text:p>
          </table:table-cell>
          <table:table-cell table:style-name="Tabla2.A4" office:value-type="string">
            <text:p text:style-name="P22">{object_options_fech_ope4}</text:p>
          </table:table-cell>
          <table:table-cell table:style-name="Tabla2.A4" office:value-type="string">
            <text:p text:style-name="P22">{object_options_nro_ope4}</text:p>
          </table:table-cell>
          <table:table-cell table:style-name="Tabla2.D4" office:value-type="string">
            <text:p text:style-name="P23">{object_options_dep_impo4}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{object_note}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{object_ref}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2:13:50.9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